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style-name="ce10"/>
          <table:table-cell office:value-type="float" office:value="6" table:formula="of:=SUM([.H3:.L3])" table:style-name="ce11">
            <text:p>6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N3:.R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45" table:formula="of:=SUM([.S3];[.M3];[.G3];[.Y3])" table:style-name="ce13">
            <text:p>45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4" table:formula="of:=SUM([.H4:.L4])" table:style-name="ce17">
            <text:p>4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4:.R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12" table:formula="of:=SUM([.S4];[.M4];[.G4];[.Y4])" table:style-name="ce13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5:.L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0" table:formula="of:=SUM([.S5];[.M5];[.G5];[.Y5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H6:.L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0" table:formula="of:=SUM([.S6];[.M6];[.G6];[.Y6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style-name="ce16"/>
          <table:table-cell office:value-type="float" office:value="5" table:formula="of:=SUM([.H7:.L7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7:.R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19" table:formula="of:=SUM([.S7];[.M7];[.G7];[.Y7])" table:style-name="ce13">
            <text:p>19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5" table:formula="of:=SUM([.H8:.L8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8:.R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13" table:formula="of:=SUM([.S8];[.M8];[.G8];[.Y8])" table:style-name="ce13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5" table:formula="of:=SUM([.H9:.L9])" table:style-name="ce17">
            <text:p>5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9:.R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11" table:formula="of:=SUM([.S9];[.M9];[.G9];[.Y9])" table:style-name="ce13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table:style-name="ce18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H10:.L10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10:.R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4" table:formula="of:=SUM([.S10];[.M10];[.G10];[.Y10])" table:style-name="ce13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3"/>
          <table:table-cell office:value-type="float" office:value="3" table:formula="of:=SUM([.H11:.L11])" table:style-name="ce24">
            <text:p>3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N11:.R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7" table:formula="of:=SUM([.S11];[.M11];[.G11];[.Y11])" table:style-name="ce26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0" table:formula="of:=SUM([.K3:.K11])" table:style-name="ce29">
            <text:p>0</text:p>
          </table:table-cell>
          <table:table-cell office:value-type="float" office:value="0" table:formula="of:=SUM([.L3:.L11])" table:style-name="ce30">
            <text:p>0</text:p>
          </table:table-cell>
          <table:table-cell office:value-type="float" office:value="29" table:formula="of:=SUM([.M3:.M11])" table:style-name="ce6">
            <text:p>29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0" table:formula="of:=SUM([.P3:.P11])" table:style-name="ce29">
            <text:p>0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111" table:formula="of:=SUM([.Z3:.Z11])" table:style-name="ce2">
            <text:p>111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francisco crocamo</dc:creator>
    <meta:creation-date>2013-10-04T20:31:11Z</meta:creation-date>
    <dc:date>2018-11-06T19:43:21Z</dc:date>
    <meta:editing-cycles>1</meta:editing-cycles>
    <meta:editing-duration>PT0S</meta:editing-duration>
  </office:meta>
</office:document-meta>
</file>